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[pʰ|p]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2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3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4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1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3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4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1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4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4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3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2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4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3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2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4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8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1">
          <table:table-cell office:value-type="string">
            <text:p>ri[r?]</text:p>
          </table:table-cell>
          <table:table-cell office:value-type="string">
            <text:p>i/ir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9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4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3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0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4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9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3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8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4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8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2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3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2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4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3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1" table:number-rows-repeated="65244">
          <table:table-cell table:number-columns-repeated="1015"/>
        </table:table-row>
        <table:table-row table:style-name="ro11">
          <table:table-cell table:style-name="Default" table:number-columns-repeated="11"/>
          <table:table-cell table:number-columns-repeated="1004"/>
        </table:table-row>
        <table:table-row table:style-name="ro11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12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3-23T12:05:39.27</dc:date>
    <meta:editing-duration>PT58H00M22S</meta:editing-duration>
    <meta:editing-cycles>400</meta:editing-cycles>
    <meta:generator>OpenOffice.org/3.0$Win32 OpenOffice.org_project/300m15$Build-9379</meta:generator>
    <meta:document-statistic meta:table-count="3" meta:cell-count="2283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